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60958"/>
    </style:style>
    <text:list-style style:name="L1">
      <text:list-level-style-bullet text:level="1" text:style-name="Bullet_20_Symbols" text:bullet-char="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Bullet_20_Symbols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Bullet_20_Symbols" text:bullet-char="•">
        <style:list-level-properties text:space-before="5.754cm" text:min-label-width="0.499cm"/>
        <style:text-properties style:font-name="OpenSymbol"/>
      </text:list-level-style-bullet>
      <text:list-level-style-bullet text:level="6" text:style-name="Bullet_20_Symbols" text:bullet-char="•">
        <style:list-level-properties text:space-before="7.005cm" text:min-label-width="0.499cm"/>
        <style:text-properties style:font-name="OpenSymbol"/>
      </text:list-level-style-bullet>
      <text:list-level-style-bullet text:level="7" text:style-name="Bullet_20_Symbols" text:bullet-char="•">
        <style:list-level-properties text:space-before="8.255cm" text:min-label-width="0.499cm"/>
        <style:text-properties style:font-name="OpenSymbol"/>
      </text:list-level-style-bullet>
      <text:list-level-style-bullet text:level="8" text:style-name="Bullet_20_Symbols" text:bullet-char="•">
        <style:list-level-properties text:space-before="9.506cm" text:min-label-width="0.499cm"/>
        <style:text-properties style:font-name="OpenSymbol"/>
      </text:list-level-style-bullet>
      <text:list-level-style-bullet text:level="9" text:style-name="Bullet_20_Symbols" text:bullet-char="•">
        <style:list-level-properties text:space-before="10.756cm" text:min-label-width="0.499cm"/>
        <style:text-properties style:font-name="OpenSymbol"/>
      </text:list-level-style-bullet>
      <text:list-level-style-bullet text:level="10" text:style-name="Bullet_20_Symbols" text:bullet-char="•">
        <style:list-level-properties text:space-before="12.007cm" text:min-label-width="0.499cm"/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Titel der Arbeit: Aufgabenstellung 1: CO²-Footprint</text:span></text:p>
      <text:p text:style-name="P1"><text:span text:style-name="Strong_20_Emphasis">Art der Arbeit:</text:span> <text:span text:style-name="T1">Fallstudie</text:span></text:p>
      <text:p text:style-name="P1"><text:span text:style-name="Strong_20_Emphasis">Kursbezeichnung:</text:span> [Name des Kurses/Moduls]</text:p>
      <text:p text:style-name="P1"><text:span text:style-name="Strong_20_Emphasis">Studiengang:</text:span> [Ihr Studiengang]</text:p>
      <text:p text:style-name="P1"><text:span text:style-name="Strong_20_Emphasis">Datum:</text:span> [Abgabedatum]</text:p>
      <text:p text:style-name="P1"><text:span text:style-name="Strong_20_Emphasis">Name Verfasser:in:</text:span> [Ihr Name]</text:p>
      <text:p text:style-name="P1"><text:span text:style-name="Strong_20_Emphasis">Matrikelnummer:</text:span> [Ihre Matrikelnummer]</text:p>
      <text:p text:style-name="P1"><text:span text:style-name="Strong_20_Emphasis">Name Tutor:in:</text:span> [Name Ihres/ Ihrer Tutor:in]</text:p>
      <text:p text:style-name="Text_20_body"><text:span text:style-name="Strong_20_Emphasis">Link zum Repository:</text:span> [Link zu Ihrem öffentlichen Code-Repository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51:01.564681375</meta:creation-date>
    <dc:date>2023-10-09T10:53:57.692233654</dc:date>
    <meta:editing-duration>PT2M56S</meta:editing-duration>
    <meta:editing-cycles>1</meta:editing-cycles>
    <meta:document-statistic meta:table-count="0" meta:image-count="0" meta:object-count="0" meta:page-count="2" meta:paragraph-count="9" meta:word-count="42" meta:character-count="342" meta:non-whitespace-character-count="311"/>
    <meta:generator>LibreOffice/7.5.6.2$Linux_X86_64 LibreOffice_project/50$Build-2</meta:generator>
  </office:meta>
</office:document-meta>
</file>